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72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0.9083in"/>
    </style:style>
    <style:style style:name="co4" style:family="table-column">
      <style:table-column-properties fo:break-before="auto" style:column-width="1.3126in"/>
    </style:style>
    <style:style style:name="co5" style:family="table-column">
      <style:table-column-properties fo:break-before="auto" style:column-width="1.1811in"/>
    </style:style>
    <style:style style:name="co6" style:family="table-column">
      <style:table-column-properties fo:break-before="auto" style:column-width="1.616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Default"/>
        <table:table-row table:style-name="ro1">
          <table:table-cell office:value-type="string">
            <text:p>Lock Type</text:p>
          </table:table-cell>
          <table:table-cell office:value-type="string">
            <text:p>Min Backoff</text:p>
          </table:table-cell>
          <table:table-cell office:value-type="string">
            <text:p>Max Backoff</text:p>
          </table:table-cell>
          <table:table-cell office:value-type="string">
            <text:p>Number of Threads</text:p>
          </table:table-cell>
          <table:table-cell office:value-type="string">
            <text:p>Avr Time to Lock</text:p>
          </table:table-cell>
          <table:table-cell office:value-type="string">
            <text:p>Avr Time to Unlock</text:p>
          </table:table-cell>
          <table:table-cell>
            <draw:frame table:end-cell-address="Sheet1.L20" table:end-x="0.8197in" table:end-y="0.0598in" draw:z-index="0" draw:style-name="gr1" svg:width="5.8138in" svg:height="3.5823in" svg:x="0.1728in" svg:y="0.0004in">
              <draw:object draw:notify-on-update-of-ranges="Sheet1.C2:Sheet1.C20 Sheet1.D2:Sheet1.D2 Sheet1.E2:Sheet1.E20 Sheet1.D41:Sheet1.D41 Sheet1.E41:Sheet1.E59 Sheet1.D80:Sheet1.D80 Sheet1.E80:Sheet1.E98 Sheet1.D119:Sheet1.D119 Sheet1.E119:Sheet1.E1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00284652457830071">
            <text:p>0.0028465246</text:p>
          </table:table-cell>
          <table:table-cell office:value-type="float" office:value="0.00102122500520616">
            <text:p>0.001021225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00299612441690962">
            <text:p>0.0029961244</text:p>
          </table:table-cell>
          <table:table-cell office:value-type="float" office:value="0.00102308948354852">
            <text:p>0.0010230895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0030138262755102">
            <text:p>0.0030138263</text:p>
          </table:table-cell>
          <table:table-cell office:value-type="float" office:value="0.00103792264681383">
            <text:p>0.0010379226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00272463973865056">
            <text:p>0.0027246397</text:p>
          </table:table-cell>
          <table:table-cell table:style-name="ce2" office:value-type="float" office:value="0.000964948307996668">
            <text:p>9.65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00259512648375677">
            <text:p>0.0025951265</text:p>
          </table:table-cell>
          <table:table-cell table:style-name="ce2" office:value-type="float" office:value="0.000948243174718867">
            <text:p>9.48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0026775293940025">
            <text:p>0.0026775294</text:p>
          </table:table-cell>
          <table:table-cell table:style-name="ce2" office:value-type="float" office:value="0.000974646090170762">
            <text:p>9.75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00275933275197834">
            <text:p>0.0027593328</text:p>
          </table:table-cell>
          <table:table-cell table:style-name="ce2" office:value-type="float" office:value="0.000980482439608497">
            <text:p>9.80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00268463076842982">
            <text:p>0.0026846308</text:p>
          </table:table-cell>
          <table:table-cell office:value-type="float" office:value="0.00100334838608913">
            <text:p>0.001003348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00261363706268222">
            <text:p>0.0026136371</text:p>
          </table:table-cell>
          <table:table-cell table:style-name="ce2" office:value-type="float" office:value="0.000998903056018326">
            <text:p>9.99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00274359539775094">
            <text:p>0.0027435954</text:p>
          </table:table-cell>
          <table:table-cell office:value-type="float" office:value="0.00102852174094127">
            <text:p>0.0010285217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00282536933569346">
            <text:p>0.0028253693</text:p>
          </table:table-cell>
          <table:table-cell office:value-type="float" office:value="0.00104544314348188">
            <text:p>0.0010454431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.00281955988129946">
            <text:p>0.0028195599</text:p>
          </table:table-cell>
          <table:table-cell office:value-type="float" office:value="0.00100167729591837">
            <text:p>0.0010016773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0.00262909876093294">
            <text:p>0.0026290988</text:p>
          </table:table-cell>
          <table:table-cell table:style-name="ce2" office:value-type="float" office:value="0.000955868653685964">
            <text:p>9.56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0.00269482524989588">
            <text:p>0.0026948252</text:p>
          </table:table-cell>
          <table:table-cell table:style-name="ce2" office:value-type="float" office:value="0.000960051780508122">
            <text:p>9.60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0.00281593685964182">
            <text:p>0.0028159369</text:p>
          </table:table-cell>
          <table:table-cell office:value-type="float" office:value="0.00101593036234902">
            <text:p>0.00101593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0.00271805629945856">
            <text:p>0.0027180563</text:p>
          </table:table-cell>
          <table:table-cell table:style-name="ce2" office:value-type="float" office:value="0.000999248255935027">
            <text:p>9.99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0.00259160894939609">
            <text:p>0.0025916089</text:p>
          </table:table-cell>
          <table:table-cell table:style-name="ce2" office:value-type="float" office:value="0.000954820616409829">
            <text:p>9.55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0.00268097003852561">
            <text:p>0.00268097</text:p>
          </table:table-cell>
          <table:table-cell table:style-name="ce2" office:value-type="float" office:value="0.000966303253852561">
            <text:p>9.66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00268391983027905">
            <text:p>0.0026839198</text:p>
          </table:table-cell>
          <table:table-cell table:style-name="ce2" office:value-type="float" office:value="0.000975737796751354">
            <text:p>9.76E-004</text:p>
          </table:table-cell>
          <table:table-cell>
            <draw:frame table:end-cell-address="Sheet1.L40" table:end-x="0.8417in" table:end-y="0.1591in" draw:z-index="1" draw:style-name="gr1" svg:width="5.965in" svg:height="3.6925in" svg:x="0.0437in" svg:y="0.1748in">
              <draw:object draw:notify-on-update-of-ranges="Sheet1.B21:Sheet1.B40 Sheet1.D2:Sheet1.D2 Sheet1.E21:Sheet1.E40 Sheet1.D41:Sheet1.D41 Sheet1.E60:Sheet1.E79 Sheet1.D97:Sheet1.D97 Sheet1.E99:Sheet1.E118 Sheet1.D120:Sheet1.D120 Sheet1.E138:Sheet1.E15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00271307750416493">
            <text:p>0.0027130775</text:p>
          </table:table-cell>
          <table:table-cell office:value-type="float" office:value="0.00100579693356935">
            <text:p>0.0010057969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00397998869741774">
            <text:p>0.0039799887</text:p>
          </table:table-cell>
          <table:table-cell table:style-name="ce2" office:value-type="float" office:value="0.000838674869845898">
            <text:p>8.39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0041182937786339">
            <text:p>0.0041182938</text:p>
          </table:table-cell>
          <table:table-cell table:style-name="ce2" office:value-type="float" office:value="0.000821842320907955">
            <text:p>8.22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00381952715014577">
            <text:p>0.0038195272</text:p>
          </table:table-cell>
          <table:table-cell table:style-name="ce2" office:value-type="float" office:value="0.000826344122240733">
            <text:p>8.26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00424455697105373">
            <text:p>0.004244557</text:p>
          </table:table-cell>
          <table:table-cell table:style-name="ce2" office:value-type="float" office:value="0.000827426915868388">
            <text:p>8.27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0044977957517701">
            <text:p>0.0044977958</text:p>
          </table:table-cell>
          <table:table-cell table:style-name="ce2" office:value-type="float" office:value="0.000828787890462307">
            <text:p>8.29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00394317659308621">
            <text:p>0.0039431766</text:p>
          </table:table-cell>
          <table:table-cell table:style-name="ce2" office:value-type="float" office:value="0.000823280091628488">
            <text:p>8.23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00360409921907539">
            <text:p>0.0036040992</text:p>
          </table:table-cell>
          <table:table-cell table:style-name="ce2" office:value-type="float" office:value="0.000818842763431903">
            <text:p>8.19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00352500301957518">
            <text:p>0.003525003</text:p>
          </table:table-cell>
          <table:table-cell table:style-name="ce2" office:value-type="float" office:value="0.000819584834443982">
            <text:p>8.20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00474899458558934">
            <text:p>0.0047489946</text:p>
          </table:table-cell>
          <table:table-cell table:style-name="ce2" office:value-type="float" office:value="0.000863337447938359">
            <text:p>8.63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00420317290191587">
            <text:p>0.0042031729</text:p>
          </table:table-cell>
          <table:table-cell table:style-name="ce2" office:value-type="float" office:value="0.000816893518325698">
            <text:p>8.17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00481677962307372">
            <text:p>0.0048167796</text:p>
          </table:table-cell>
          <table:table-cell table:style-name="ce2" office:value-type="float" office:value="0.000822470861099542">
            <text:p>8.22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00435484561120367">
            <text:p>0.0043548456</text:p>
          </table:table-cell>
          <table:table-cell table:style-name="ce2" office:value-type="float" office:value="0.000826080268638068">
            <text:p>8.26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00395258192940442">
            <text:p>0.0039525819</text:p>
          </table:table-cell>
          <table:table-cell table:style-name="ce2" office:value-type="float" office:value="0.00082656111516035">
            <text:p>8.27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00438310842357351">
            <text:p>0.0043831084</text:p>
          </table:table-cell>
          <table:table-cell table:style-name="ce2" office:value-type="float" office:value="0.000819906091211995">
            <text:p>8.20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00443362148063307">
            <text:p>0.0044336215</text:p>
          </table:table-cell>
          <table:table-cell table:style-name="ce2" office:value-type="float" office:value="0.000816523250728863">
            <text:p>8.17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00458508860370679">
            <text:p>0.0045850886</text:p>
          </table:table-cell>
          <table:table-cell table:style-name="ce2" office:value-type="float" office:value="0.000824342211578509">
            <text:p>8.24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00455888867138692">
            <text:p>0.0045588887</text:p>
          </table:table-cell>
          <table:table-cell table:style-name="ce2" office:value-type="float" office:value="0.000815392154310704">
            <text:p>8.15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00451792489067055">
            <text:p>0.0045179249</text:p>
          </table:table-cell>
          <table:table-cell table:style-name="ce2" office:value-type="float" office:value="0.00081875739275302">
            <text:p>8.19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00422327484381508">
            <text:p>0.0042232748</text:p>
          </table:table-cell>
          <table:table-cell table:style-name="ce2" office:value-type="float" office:value="0.000819710735110371">
            <text:p>8.20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00542675087463557">
            <text:p>0.0054267509</text:p>
          </table:table-cell>
          <table:table-cell table:style-name="ce2" office:value-type="float" office:value="0.00096262745210329">
            <text:p>9.63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.00545006770095794">
            <text:p>0.0054500677</text:p>
          </table:table-cell>
          <table:table-cell table:style-name="ce2" office:value-type="float" office:value="0.000913425780924615">
            <text:p>9.13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.00578978592513536">
            <text:p>0.0057897859</text:p>
          </table:table-cell>
          <table:table-cell table:style-name="ce2" office:value-type="float" office:value="0.000915865251457726">
            <text:p>9.16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0.00623013922063724">
            <text:p>0.0062301392</text:p>
          </table:table-cell>
          <table:table-cell table:style-name="ce2" office:value-type="float" office:value="0.000951186044877135">
            <text:p>9.51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0.00670220294929196">
            <text:p>0.0067022029</text:p>
          </table:table-cell>
          <table:table-cell table:style-name="ce2" office:value-type="float" office:value="0.000990161831007913">
            <text:p>9.90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0.00547614992190754">
            <text:p>0.0054761499</text:p>
          </table:table-cell>
          <table:table-cell table:style-name="ce2" office:value-type="float" office:value="0.000921778654727197">
            <text:p>9.22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0.00646503516763849">
            <text:p>0.0064650352</text:p>
          </table:table-cell>
          <table:table-cell table:style-name="ce2" office:value-type="float" office:value="0.000960959306018326">
            <text:p>9.61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0.00524763363962932">
            <text:p>0.0052476336</text:p>
          </table:table-cell>
          <table:table-cell table:style-name="ce2" office:value-type="float" office:value="0.000894043916597251">
            <text:p>8.94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0.00563762991722199">
            <text:p>0.0056376299</text:p>
          </table:table-cell>
          <table:table-cell table:style-name="ce2" office:value-type="float" office:value="0.000959088098708871">
            <text:p>9.59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0.00552514606413994">
            <text:p>0.0055251461</text:p>
          </table:table-cell>
          <table:table-cell table:style-name="ce2" office:value-type="float" office:value="0.000908166045397751">
            <text:p>9.08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0.00514646254164931">
            <text:p>0.0051464625</text:p>
          </table:table-cell>
          <table:table-cell table:style-name="ce2" office:value-type="float" office:value="0.000897387190233236">
            <text:p>8.97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0.00566274106361933">
            <text:p>0.0056627411</text:p>
          </table:table-cell>
          <table:table-cell table:style-name="ce2" office:value-type="float" office:value="0.000934066240628905">
            <text:p>9.34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0.00526195874895877">
            <text:p>0.0052619587</text:p>
          </table:table-cell>
          <table:table-cell table:style-name="ce2" office:value-type="float" office:value="0.000958833441795085">
            <text:p>9.59E-004</text:p>
          </table:table-cell>
          <table:table-cell>
            <draw:frame table:end-cell-address="Sheet1.L72" table:end-x="0.8307in" table:end-y="0.161in" draw:z-index="2" draw:style-name="gr1" svg:width="5.922in" svg:height="3.6776in" svg:x="0.0756in" svg:y="0.0063in">
              <draw:object draw:notify-on-update-of-ranges="Sheet1.C2:Sheet1.C20 Sheet1.D2:Sheet1.D2 Sheet1.F2:Sheet1.F20 Sheet1.D41:Sheet1.D41 Sheet1.F41:Sheet1.F59 Sheet1.D83:Sheet1.D83 Sheet1.F80:Sheet1.F98 Sheet1.D121:Sheet1.D121 Sheet1.F119:Sheet1.F13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0.00682847163421491">
            <text:p>0.0068284716</text:p>
          </table:table-cell>
          <table:table-cell table:style-name="ce2" office:value-type="float" office:value="0.00103566042794669">
            <text:p>1.04E-003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0.00571147053571429">
            <text:p>0.0057114705</text:p>
          </table:table-cell>
          <table:table-cell table:style-name="ce2" office:value-type="float" office:value="0.00104322357090796">
            <text:p>1.04E-003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0.00492793881195335">
            <text:p>0.0049279388</text:p>
          </table:table-cell>
          <table:table-cell table:style-name="ce2" office:value-type="float" office:value="0.000968498224698042">
            <text:p>9.68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0.00540249326062057">
            <text:p>0.0054024933</text:p>
          </table:table-cell>
          <table:table-cell table:style-name="ce2" office:value-type="float" office:value="0.000996686029258642">
            <text:p>9.97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0.00525248503227822">
            <text:p>0.005252485</text:p>
          </table:table-cell>
          <table:table-cell table:style-name="ce2" office:value-type="float" office:value="0.00095633429820908">
            <text:p>9.56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.00530515369117035">
            <text:p>0.0053051537</text:p>
          </table:table-cell>
          <table:table-cell table:style-name="ce2" office:value-type="float" office:value="0.000941520488858809">
            <text:p>9.42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.0060739310469596">
            <text:p>0.006073931</text:p>
          </table:table-cell>
          <table:table-cell table:style-name="ce2" office:value-type="float" office:value="0.000999242110058309">
            <text:p>9.99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.00854413946012078">
            <text:p>0.0085441395</text:p>
          </table:table-cell>
          <table:table-cell table:style-name="ce2" office:value-type="float" office:value="0.000868922391711787">
            <text:p>8.69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.0100607296386922">
            <text:p>0.0100607296</text:p>
          </table:table-cell>
          <table:table-cell table:style-name="ce2" office:value-type="float" office:value="0.000832625059870887">
            <text:p>8.33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.00977125624219075">
            <text:p>0.0097712562</text:p>
          </table:table-cell>
          <table:table-cell table:style-name="ce2" office:value-type="float" office:value="0.000833853805705956">
            <text:p>8.34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.00945478149208663">
            <text:p>0.0094547815</text:p>
          </table:table-cell>
          <table:table-cell table:style-name="ce2" office:value-type="float" office:value="0.000835632007496876">
            <text:p>8.36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.0094901358470429">
            <text:p>0.0094901358</text:p>
          </table:table-cell>
          <table:table-cell table:style-name="ce2" office:value-type="float" office:value="0.000826659532486464">
            <text:p>8.27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.00888220135099959">
            <text:p>0.0088822014</text:p>
          </table:table-cell>
          <table:table-cell table:style-name="ce2" office:value-type="float" office:value="0.000826126072469804">
            <text:p>8.26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.00808334767024157">
            <text:p>0.0080833477</text:p>
          </table:table-cell>
          <table:table-cell table:style-name="ce2" office:value-type="float" office:value="0.000831857853498542">
            <text:p>8.32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.00810590132757185">
            <text:p>0.0081059013</text:p>
          </table:table-cell>
          <table:table-cell table:style-name="ce2" office:value-type="float" office:value="0.000819632600999584">
            <text:p>8.20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.00996802242815494">
            <text:p>0.0099680224</text:p>
          </table:table-cell>
          <table:table-cell table:style-name="ce2" office:value-type="float" office:value="0.000841910180653894">
            <text:p>8.42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.0088561753331945">
            <text:p>0.0088561753</text:p>
          </table:table-cell>
          <table:table-cell table:style-name="ce2" office:value-type="float" office:value="0.000845918570387339">
            <text:p>8.46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.0086844658788005">
            <text:p>0.0086844659</text:p>
          </table:table-cell>
          <table:table-cell table:style-name="ce2" office:value-type="float" office:value="0.000833145228550604">
            <text:p>8.33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.00978485449812578">
            <text:p>0.0097848545</text:p>
          </table:table-cell>
          <table:table-cell table:style-name="ce2" office:value-type="float" office:value="0.00082758126301541">
            <text:p>8.28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.0102622450697626">
            <text:p>0.0102622451</text:p>
          </table:table-cell>
          <table:table-cell table:style-name="ce2" office:value-type="float" office:value="0.000827561898688047">
            <text:p>8.28E-004</text:p>
          </table:table-cell>
          <table:table-cell>
            <draw:frame table:end-cell-address="Sheet1.L93" table:end-x="0.8413in" table:end-y="0.0154in" draw:z-index="3" draw:style-name="gr1" svg:width="5.9445in" svg:height="3.55in" svg:x="0.0638in" svg:y="0.1736in">
              <draw:object draw:notify-on-update-of-ranges="Sheet1.B21:Sheet1.B40 Sheet1.D21:Sheet1.D21 Sheet1.F21:Sheet1.F40 Sheet1.D47:Sheet1.D47 Sheet1.F60:Sheet1.F79 Sheet1.D93:Sheet1.D93 Sheet1.F99:Sheet1.F118 Sheet1.D119:Sheet1.D119 Sheet1.F138:Sheet1.F15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Backoff lock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.00944121880466473">
            <text:p>0.0094412188</text:p>
          </table:table-cell>
          <table:table-cell table:style-name="ce2" office:value-type="float" office:value="0.000820945061953353">
            <text:p>8.21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.00871184670970429">
            <text:p>0.0087118467</text:p>
          </table:table-cell>
          <table:table-cell table:style-name="ce2" office:value-type="float" office:value="0.000850580305081216">
            <text:p>8.51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.00869583296803415">
            <text:p>0.008695833</text:p>
          </table:table-cell>
          <table:table-cell table:style-name="ce2" office:value-type="float" office:value="0.000820692953456893">
            <text:p>8.21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.0102022151395252">
            <text:p>0.0102022151</text:p>
          </table:table-cell>
          <table:table-cell table:style-name="ce2" office:value-type="float" office:value="0.000829407361516035">
            <text:p>8.29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.00994749301332778">
            <text:p>0.009947493</text:p>
          </table:table-cell>
          <table:table-cell table:style-name="ce2" office:value-type="float" office:value="0.000824121324448147">
            <text:p>8.24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.0100544440545606">
            <text:p>0.0100544441</text:p>
          </table:table-cell>
          <table:table-cell table:style-name="ce2" office:value-type="float" office:value="0.000832240423261141">
            <text:p>8.32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146069726416077">
            <text:p>0.0146069726</text:p>
          </table:table-cell>
          <table:table-cell table:style-name="ce2" office:value-type="float" office:value="0.000902666037588505">
            <text:p>9.03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0137472937682216">
            <text:p>0.0137472938</text:p>
          </table:table-cell>
          <table:table-cell table:style-name="ce2" office:value-type="float" office:value="0.000934888972042899">
            <text:p>9.35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.0124346451205227">
            <text:p>0.0124346451</text:p>
          </table:table-cell>
          <table:table-cell table:style-name="ce2" office:value-type="float" office:value="0.000963715096574344">
            <text:p>9.64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0.0128575381754998">
            <text:p>0.0128575382</text:p>
          </table:table-cell>
          <table:table-cell table:style-name="ce2" office:value-type="float" office:value="0.00093573498542274">
            <text:p>9.36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0.0115241994208142">
            <text:p>0.0115241994</text:p>
          </table:table-cell>
          <table:table-cell table:style-name="ce2" office:value-type="float" office:value="0.000924328844752187">
            <text:p>9.24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0.0124152158475635">
            <text:p>0.0124152158</text:p>
          </table:table-cell>
          <table:table-cell table:style-name="ce2" office:value-type="float" office:value="0.000959880111151604">
            <text:p>9.60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0.0120547869845898">
            <text:p>0.012054787</text:p>
          </table:table-cell>
          <table:table-cell table:style-name="ce2" office:value-type="float" office:value="0.000926054226103707">
            <text:p>9.26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0.0121565329524157">
            <text:p>0.012156533</text:p>
          </table:table-cell>
          <table:table-cell table:style-name="ce2" office:value-type="float" office:value="0.000938273905403998">
            <text:p>9.38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0.0118420994676697">
            <text:p>0.0118420995</text:p>
          </table:table-cell>
          <table:table-cell table:style-name="ce2" office:value-type="float" office:value="0.000922946751353603">
            <text:p>9.23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0.0116559793028946">
            <text:p>0.0116559793</text:p>
          </table:table-cell>
          <table:table-cell table:style-name="ce2" office:value-type="float" office:value="0.000964549700645564">
            <text:p>9.65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0.0119086281575385">
            <text:p>0.0119086282</text:p>
          </table:table-cell>
          <table:table-cell table:style-name="ce2" office:value-type="float" office:value="0.000904961812786339">
            <text:p>9.05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0.0116080881533736">
            <text:p>0.0116080882</text:p>
          </table:table-cell>
          <table:table-cell table:style-name="ce2" office:value-type="float" office:value="0.000955590984225323">
            <text:p>9.56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0.0116121567016347">
            <text:p>0.0116121567</text:p>
          </table:table-cell>
          <table:table-cell table:style-name="ce2" office:value-type="float" office:value="0.000914897206892961">
            <text:p>9.15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0.0107062168640671">
            <text:p>0.0107062169</text:p>
          </table:table-cell>
          <table:table-cell table:style-name="ce2" office:value-type="float" office:value="0.000957662006715952">
            <text:p>9.58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0.0109280720923574">
            <text:p>0.0109280721</text:p>
          </table:table-cell>
          <table:table-cell table:style-name="ce2" office:value-type="float" office:value="0.000899201280716368">
            <text:p>8.99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0.0119204747422949">
            <text:p>0.0119204747</text:p>
          </table:table-cell>
          <table:table-cell table:style-name="ce2" office:value-type="float" office:value="0.000952485284777176">
            <text:p>9.52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0.0112591472927947">
            <text:p>0.0112591473</text:p>
          </table:table-cell>
          <table:table-cell table:style-name="ce2" office:value-type="float" office:value="0.000903636056591004">
            <text:p>9.04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0.01083037693409">
            <text:p>0.0108303769</text:p>
          </table:table-cell>
          <table:table-cell table:style-name="ce2" office:value-type="float" office:value="0.000930319261505623">
            <text:p>9.30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.0115754995796023">
            <text:p>0.0115754996</text:p>
          </table:table-cell>
          <table:table-cell table:style-name="ce2" office:value-type="float" office:value="0.000897496295814244">
            <text:p>8.97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.0119757420553936">
            <text:p>0.0119757421</text:p>
          </table:table-cell>
          <table:table-cell table:style-name="ce2" office:value-type="float" office:value="0.000925314890930862">
            <text:p>9.25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.0175793937408892">
            <text:p>0.0175793937</text:p>
          </table:table-cell>
          <table:table-cell table:style-name="ce2" office:value-type="float" office:value="0.000863394014212828">
            <text:p>8.63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.0198157114457518">
            <text:p>0.0198157114</text:p>
          </table:table-cell>
          <table:table-cell table:style-name="ce2" office:value-type="float" office:value="0.000853742599437734">
            <text:p>8.54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.0204618016373386">
            <text:p>0.0204618016</text:p>
          </table:table-cell>
          <table:table-cell table:style-name="ce2" office:value-type="float" office:value="0.000841644743075802">
            <text:p>8.42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.018507902506768">
            <text:p>0.0185079025</text:p>
          </table:table-cell>
          <table:table-cell table:style-name="ce2" office:value-type="float" office:value="0.000839195218138276">
            <text:p>8.39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.0196565606218763">
            <text:p>0.0196565606</text:p>
          </table:table-cell>
          <table:table-cell table:style-name="ce2" office:value-type="float" office:value="0.000840168821584756">
            <text:p>8.40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.0196450144119638">
            <text:p>0.0196450144</text:p>
          </table:table-cell>
          <table:table-cell table:style-name="ce2" office:value-type="float" office:value="0.000845799590014577">
            <text:p>8.46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.0200817116279675">
            <text:p>0.0200817116</text:p>
          </table:table-cell>
          <table:table-cell table:style-name="ce2" office:value-type="float" office:value="0.000837009394523115">
            <text:p>8.37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.0207843469400771">
            <text:p>0.0207843469</text:p>
          </table:table-cell>
          <table:table-cell table:style-name="ce2" office:value-type="float" office:value="0.000837499342721783">
            <text:p>8.37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.019882555566691">
            <text:p>0.0198825556</text:p>
          </table:table-cell>
          <table:table-cell table:style-name="ce2" office:value-type="float" office:value="0.000831564329966681">
            <text:p>8.32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.0211840349685027">
            <text:p>0.021184035</text:p>
          </table:table-cell>
          <table:table-cell table:style-name="ce2" office:value-type="float" office:value="0.000836839091784673">
            <text:p>8.37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.0209101826153165">
            <text:p>0.0209101826</text:p>
          </table:table-cell>
          <table:table-cell table:style-name="ce2" office:value-type="float" office:value="0.000832966880987089">
            <text:p>8.33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.0190151779362766">
            <text:p>0.0190151779</text:p>
          </table:table-cell>
          <table:table-cell table:style-name="ce2" office:value-type="float" office:value="0.000827365759058726">
            <text:p>8.27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.020723692672324">
            <text:p>0.0207236927</text:p>
          </table:table-cell>
          <table:table-cell table:style-name="ce2" office:value-type="float" office:value="0.000829780807476052">
            <text:p>8.30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.0201670992255831">
            <text:p>0.0201670992</text:p>
          </table:table-cell>
          <table:table-cell table:style-name="ce2" office:value-type="float" office:value="0.0008382879568409">
            <text:p>8.38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.0216777003032591">
            <text:p>0.0216777003</text:p>
          </table:table-cell>
          <table:table-cell table:style-name="ce2" office:value-type="float" office:value="0.000833478122396918">
            <text:p>8.33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.019889327157955">
            <text:p>0.0198893272</text:p>
          </table:table-cell>
          <table:table-cell table:style-name="ce2" office:value-type="float" office:value="0.000829196397334444">
            <text:p>8.29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.0197469931200541">
            <text:p>0.0197469931</text:p>
          </table:table-cell>
          <table:table-cell table:style-name="ce2" office:value-type="float" office:value="0.000826712864431487">
            <text:p>8.27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.0207147342539567">
            <text:p>0.0207147343</text:p>
          </table:table-cell>
          <table:table-cell table:style-name="ce2" office:value-type="float" office:value="0.00082900879060808">
            <text:p>8.29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0.0209932148336631">
            <text:p>0.0209932148</text:p>
          </table:table-cell>
          <table:table-cell table:style-name="ce2" office:value-type="float" office:value="0.000852671903633903">
            <text:p>8.53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.0345758901323667">
            <text:p>0.0345758901</text:p>
          </table:table-cell>
          <table:table-cell table:style-name="ce2" office:value-type="float" office:value="0.00101279902709808">
            <text:p>1.01E-003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.0315362072040296">
            <text:p>0.0315362072</text:p>
          </table:table-cell>
          <table:table-cell table:style-name="ce2" office:value-type="float" office:value="0.000968276140149938">
            <text:p>9.68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0.0303620051911964">
            <text:p>0.0303620052</text:p>
          </table:table-cell>
          <table:table-cell table:style-name="ce2" office:value-type="float" office:value="0.000961541573172636">
            <text:p>9.62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0.0271807297760048">
            <text:p>0.0271807298</text:p>
          </table:table-cell>
          <table:table-cell table:style-name="ce2" office:value-type="float" office:value="0.000944865502655144">
            <text:p>9.45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0.0308970884950281">
            <text:p>0.0308970885</text:p>
          </table:table-cell>
          <table:table-cell table:style-name="ce2" office:value-type="float" office:value="0.000941002506768013">
            <text:p>9.41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0.0276790254288578">
            <text:p>0.0276790254</text:p>
          </table:table-cell>
          <table:table-cell table:style-name="ce2" office:value-type="float" office:value="0.000928225163994169">
            <text:p>9.28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0.0274337383655248">
            <text:p>0.0274337384</text:p>
          </table:table-cell>
          <table:table-cell table:style-name="ce2" office:value-type="float" office:value="0.000945297233574552">
            <text:p>9.45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0.0238944351643846">
            <text:p>0.0238944352</text:p>
          </table:table-cell>
          <table:table-cell table:style-name="ce2" office:value-type="float" office:value="0.000935993773427738">
            <text:p>9.36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0.0267830989405456">
            <text:p>0.0267830989</text:p>
          </table:table-cell>
          <table:table-cell table:style-name="ce2" office:value-type="float" office:value="0.000916090783788005">
            <text:p>9.16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6">
            <text:p>16</text:p>
          </table:table-cell>
          <table:table-cell office:value-type="float" office:value="0.0275169423553988">
            <text:p>0.0275169424</text:p>
          </table:table-cell>
          <table:table-cell table:style-name="ce2" office:value-type="float" office:value="0.000907004681643065">
            <text:p>9.07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0.0264897714760777">
            <text:p>0.0264897715</text:p>
          </table:table-cell>
          <table:table-cell table:style-name="ce2" office:value-type="float" office:value="0.000944364891581633">
            <text:p>9.44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0.0259272531757601">
            <text:p>0.0259272532</text:p>
          </table:table-cell>
          <table:table-cell table:style-name="ce2" office:value-type="float" office:value="0.000931146983678676">
            <text:p>9.31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0.0255374479364067">
            <text:p>0.0255374479</text:p>
          </table:table-cell>
          <table:table-cell table:style-name="ce2" office:value-type="float" office:value="0.000903709820777801">
            <text:p>9.04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office:value-type="float" office:value="0.0264970660746824">
            <text:p>0.0264970661</text:p>
          </table:table-cell>
          <table:table-cell table:style-name="ce2" office:value-type="float" office:value="0.000942187259214911">
            <text:p>9.42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float" office:value="0.0265628160291285">
            <text:p>0.026562816</text:p>
          </table:table-cell>
          <table:table-cell table:style-name="ce2" office:value-type="float" office:value="0.000931354251483757">
            <text:p>9.31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office:value-type="float" office:value="0.0248495824526239">
            <text:p>0.0248495825</text:p>
          </table:table-cell>
          <table:table-cell table:style-name="ce2" office:value-type="float" office:value="0.000899042477092878">
            <text:p>8.99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office:value-type="float" office:value="0.0277745059473917">
            <text:p>0.0277745059</text:p>
          </table:table-cell>
          <table:table-cell table:style-name="ce2" office:value-type="float" office:value="0.000937742589025406">
            <text:p>9.38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office:value-type="float" office:value="0.0263570103843451">
            <text:p>0.0263570104</text:p>
          </table:table-cell>
          <table:table-cell table:style-name="ce2" office:value-type="float" office:value="0.000938839967071012">
            <text:p>9.39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.0251086853693773">
            <text:p>0.0251086854</text:p>
          </table:table-cell>
          <table:table-cell table:style-name="ce2" office:value-type="float" office:value="0.000909217100947522">
            <text:p>9.09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.0233253337099125">
            <text:p>0.0233253337</text:p>
          </table:table-cell>
          <table:table-cell table:style-name="ce2" office:value-type="float" office:value="0.000925025534282591">
            <text:p>9.25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.0371228319053259">
            <text:p>0.0371228319</text:p>
          </table:table-cell>
          <table:table-cell table:style-name="ce2" office:value-type="float" office:value="0.000893599470923574">
            <text:p>8.94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.0397990991676645">
            <text:p>0.0397990992</text:p>
          </table:table-cell>
          <table:table-cell table:style-name="ce2" office:value-type="float" office:value="0.000855032681044357">
            <text:p>8.55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.0406988886694346">
            <text:p>0.0406988887</text:p>
          </table:table-cell>
          <table:table-cell table:style-name="ce2" office:value-type="float" office:value="0.000853698866357768">
            <text:p>8.54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.041050112142727">
            <text:p>0.0410501121</text:p>
          </table:table-cell>
          <table:table-cell table:style-name="ce2" office:value-type="float" office:value="0.000865513000442524">
            <text:p>8.66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.0397620541480113">
            <text:p>0.0397620541</text:p>
          </table:table-cell>
          <table:table-cell table:style-name="ce2" office:value-type="float" office:value="0.000848330338270512">
            <text:p>8.48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.0384370558126822">
            <text:p>0.0384370558</text:p>
          </table:table-cell>
          <table:table-cell table:style-name="ce2" office:value-type="float" office:value="0.000842921534647022">
            <text:p>8.43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.0399711691391608">
            <text:p>0.0399711691</text:p>
          </table:table-cell>
          <table:table-cell table:style-name="ce2" office:value-type="float" office:value="0.000844559745288422">
            <text:p>8.45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.0418052637774625">
            <text:p>0.0418052638</text:p>
          </table:table-cell>
          <table:table-cell table:style-name="ce2" office:value-type="float" office:value="0.00084212503839546">
            <text:p>8.42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.041529333501666">
            <text:p>0.0415293335</text:p>
          </table:table-cell>
          <table:table-cell table:style-name="ce2" office:value-type="float" office:value="0.000841785969387755">
            <text:p>8.42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.0401657697528374">
            <text:p>0.0401657698</text:p>
          </table:table-cell>
          <table:table-cell table:style-name="ce2" office:value-type="float" office:value="0.000840596424666806">
            <text:p>8.41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.0413320145661964">
            <text:p>0.0413320146</text:p>
          </table:table-cell>
          <table:table-cell table:style-name="ce2" office:value-type="float" office:value="0.000838851301541025">
            <text:p>8.39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.0407045529824813">
            <text:p>0.040704553</text:p>
          </table:table-cell>
          <table:table-cell table:style-name="ce2" office:value-type="float" office:value="0.000841865986177634">
            <text:p>8.42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.0427317316092253">
            <text:p>0.0427317316</text:p>
          </table:table-cell>
          <table:table-cell table:style-name="ce2" office:value-type="float" office:value="0.000837187629503332">
            <text:p>8.37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.0408874775601312">
            <text:p>0.0408874776</text:p>
          </table:table-cell>
          <table:table-cell table:style-name="ce2" office:value-type="float" office:value="0.000834770701660766">
            <text:p>8.35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.0400745496837255">
            <text:p>0.0400745497</text:p>
          </table:table-cell>
          <table:table-cell table:style-name="ce2" office:value-type="float" office:value="0.000837715723266348">
            <text:p>8.38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.0398555986314296">
            <text:p>0.0398555986</text:p>
          </table:table-cell>
          <table:table-cell table:style-name="ce2" office:value-type="float" office:value="0.000837158870002082">
            <text:p>8.37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.0408299069001197">
            <text:p>0.0408299069</text:p>
          </table:table-cell>
          <table:table-cell table:style-name="ce2" office:value-type="float" office:value="0.000841585910818409">
            <text:p>8.42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.0403418833676073">
            <text:p>0.0403418834</text:p>
          </table:table-cell>
          <table:table-cell table:style-name="ce2" office:value-type="float" office:value="0.000847013482663474">
            <text:p>8.47E-004</text:p>
          </table:table-cell>
          <table:table-cell/>
        </table:table-row>
        <table:table-row table:style-name="ro1">
          <table:table-cell office:value-type="string">
            <text:p>Backoff lock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0.0405818913011506">
            <text:p>0.0405818913</text:p>
          </table:table-cell>
          <table:table-cell table:style-name="ce2" office:value-type="float" office:value="0.00082656111516035">
            <text:p>8.27E-004</text:p>
          </table:table-cell>
          <table:table-cell/>
        </table:table-row>
        <table:table-row table:style-name="ro1" table:number-rows-repeated="1048418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04/16/2012</text:date>, <text:time>17:0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6T17:05:59.36</dc:date>
    <dc:creator>Gary Steelman</dc:creator>
    <meta:generator>OpenOffice.org/3.3$Win32 OpenOffice.org_project/330m20$Build-9567</meta:generator>
    <meta:editing-duration>PT1H19M20S</meta:editing-duration>
    <meta:editing-cycles>7</meta:editing-cycles>
    <meta:document-statistic meta:table-count="1" meta:cell-count="94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768cm" svg:height="9.149cm" xlink:href=".." xlink:type="simple" chart:class="chart:line" chart:style-name="ch1">
        <chart:title svg:x="5.211cm" svg:y="0.318cm" chart:style-name="ch2">
          <text:p>Average Time to Lock</text:p>
        </chart:title>
        <chart:subtitle svg:x="3.491cm" svg:y="1.279cm" chart:style-name="ch3">
          <text:p>Adjusting Max Backoff; Fixed Min Backoff = 1</text:p>
        </chart:subtitle>
        <chart:legend chart:legend-position="end" svg:x="13.589cm" svg:y="3.552cm" chart:style-name="ch4"/>
        <chart:plot-area chart:style-name="ch5" table:cell-range-address="Sheet1.C2:Sheet1.C20 Sheet1.D2:Sheet1.D2 Sheet1.E2:Sheet1.E20 Sheet1.D41:Sheet1.D41 Sheet1.E41:Sheet1.E59 Sheet1.D80:Sheet1.D80 Sheet1.E80:Sheet1.E98 Sheet1.D119:Sheet1.D119 Sheet1.E119:Sheet1.E137" chart:data-source-has-labels="both" svg:x="1.333cm" svg:y="2.326cm" svg:width="11.666cm" svg:height="5.633cm">
          <chartooo:coordinate-region svg:x="2.431cm" svg:y="2.539cm" svg:width="10.288cm" svg:height="4.747cm"/>
          <chart:axis chart:dimension="x" chart:name="primary-x" chart:style-name="ch6">
            <chart:title svg:x="5.878cm" svg:y="8.142cm" chart:style-name="ch7">
              <text:p>Max Backoff (ms)</text:p>
            </chart:title>
            <chart:categories table:cell-range-address="Sheet1.C2:Sheet1.C20"/>
            <chart:grid chart:style-name="ch8" chart:class="major"/>
          </chart:axis>
          <chart:axis chart:dimension="y" chart:name="primary-y" chart:style-name="ch6">
            <chart:title svg:x="0.451cm" svg:y="5.953cm" chart:style-name="ch9">
              <text:p>Time (ms)</text:p>
            </chart:title>
            <chart:grid chart:style-name="ch8" chart:class="major"/>
          </chart:axis>
          <chart:series chart:style-name="ch10" chart:values-cell-range-address="Sheet1.E2:Sheet1.E20" chart:label-cell-address="Sheet1.D2:Sheet1.D2" chart:class="chart:line">
            <chart:data-point chart:repeated="19"/>
          </chart:series>
          <chart:series chart:style-name="ch11" chart:values-cell-range-address="Sheet1.E41:Sheet1.E59" chart:label-cell-address="Sheet1.D41:Sheet1.D41" chart:class="chart:line">
            <chart:data-point chart:repeated="19"/>
          </chart:series>
          <chart:series chart:style-name="ch12" chart:values-cell-range-address="Sheet1.E80:Sheet1.E98" chart:label-cell-address="Sheet1.D80:Sheet1.D80" chart:class="chart:line">
            <chart:data-point chart:repeated="19"/>
          </chart:series>
          <chart:series chart:style-name="ch13" chart:values-cell-range-address="Sheet1.E119:Sheet1.E137" chart:label-cell-address="Sheet1.D119:Sheet1.D119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Sheet1.D2:Sheet1.D2</svg:desc>
                </draw:g>
              </table:table-cell>
              <table:table-cell office:value-type="string">
                <text:p>4</text:p>
                <draw:g>
                  <svg:desc>Sheet1.D41:Sheet1.D41</svg:desc>
                </draw:g>
              </table:table-cell>
              <table:table-cell office:value-type="string">
                <text:p>8</text:p>
                <draw:g>
                  <svg:desc>Sheet1.D80:Sheet1.D80</svg:desc>
                </draw:g>
              </table:table-cell>
              <table:table-cell office:value-type="string">
                <text:p>16</text:p>
                <draw:g>
                  <svg:desc>Sheet1.D119:Sheet1.D1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Sheet1.C2:Sheet1.C20</svg:desc>
                </draw:g>
              </table:table-cell>
              <table:table-cell office:value-type="float" office:value="0.00284652457830071">
                <text:p>0.00284652457830071</text:p>
                <draw:g>
                  <svg:desc>Sheet1.E2:Sheet1.E20</svg:desc>
                </draw:g>
              </table:table-cell>
              <table:table-cell office:value-type="float" office:value="0.00542675087463557">
                <text:p>0.00542675087463557</text:p>
                <draw:g>
                  <svg:desc>Sheet1.E41:Sheet1.E59</svg:desc>
                </draw:g>
              </table:table-cell>
              <table:table-cell office:value-type="float" office:value="0.0146069726416077">
                <text:p>0.0146069726416077</text:p>
                <draw:g>
                  <svg:desc>Sheet1.E80:Sheet1.E98</svg:desc>
                </draw:g>
              </table:table-cell>
              <table:table-cell office:value-type="float" office:value="0.0345758901323667">
                <text:p>0.0345758901323667</text:p>
                <draw:g>
                  <svg:desc>Sheet1.E119:Sheet1.E137</svg:desc>
                </draw:g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99612441690962">
                <text:p>0.00299612441690962</text:p>
              </table:table-cell>
              <table:table-cell office:value-type="float" office:value="0.00545006770095794">
                <text:p>0.00545006770095794</text:p>
              </table:table-cell>
              <table:table-cell office:value-type="float" office:value="0.0137472937682216">
                <text:p>0.0137472937682216</text:p>
              </table:table-cell>
              <table:table-cell office:value-type="float" office:value="0.0315362072040296">
                <text:p>0.03153620720402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0138262755102">
                <text:p>0.0030138262755102</text:p>
              </table:table-cell>
              <table:table-cell office:value-type="float" office:value="0.00578978592513536">
                <text:p>0.00578978592513536</text:p>
              </table:table-cell>
              <table:table-cell office:value-type="float" office:value="0.0124346451205227">
                <text:p>0.0124346451205227</text:p>
              </table:table-cell>
              <table:table-cell office:value-type="float" office:value="0.0303620051911964">
                <text:p>0.03036200519119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72463973865056">
                <text:p>0.00272463973865056</text:p>
              </table:table-cell>
              <table:table-cell office:value-type="float" office:value="0.00623013922063724">
                <text:p>0.00623013922063724</text:p>
              </table:table-cell>
              <table:table-cell office:value-type="float" office:value="0.0128575381754998">
                <text:p>0.0128575381754998</text:p>
              </table:table-cell>
              <table:table-cell office:value-type="float" office:value="0.0271807297760048">
                <text:p>0.02718072977600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59512648375677">
                <text:p>0.00259512648375677</text:p>
              </table:table-cell>
              <table:table-cell office:value-type="float" office:value="0.00670220294929196">
                <text:p>0.00670220294929196</text:p>
              </table:table-cell>
              <table:table-cell office:value-type="float" office:value="0.0115241994208142">
                <text:p>0.0115241994208142</text:p>
              </table:table-cell>
              <table:table-cell office:value-type="float" office:value="0.0308970884950281">
                <text:p>0.03089708849502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6775293940025">
                <text:p>0.0026775293940025</text:p>
              </table:table-cell>
              <table:table-cell office:value-type="float" office:value="0.00547614992190754">
                <text:p>0.00547614992190754</text:p>
              </table:table-cell>
              <table:table-cell office:value-type="float" office:value="0.0124152158475635">
                <text:p>0.0124152158475635</text:p>
              </table:table-cell>
              <table:table-cell office:value-type="float" office:value="0.0276790254288578">
                <text:p>0.02767902542885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75933275197834">
                <text:p>0.00275933275197834</text:p>
              </table:table-cell>
              <table:table-cell office:value-type="float" office:value="0.00646503516763849">
                <text:p>0.00646503516763849</text:p>
              </table:table-cell>
              <table:table-cell office:value-type="float" office:value="0.0120547869845898">
                <text:p>0.0120547869845898</text:p>
              </table:table-cell>
              <table:table-cell office:value-type="float" office:value="0.0274337383655248">
                <text:p>0.02743373836552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68463076842982">
                <text:p>0.00268463076842982</text:p>
              </table:table-cell>
              <table:table-cell office:value-type="float" office:value="0.00524763363962932">
                <text:p>0.00524763363962932</text:p>
              </table:table-cell>
              <table:table-cell office:value-type="float" office:value="0.0121565329524157">
                <text:p>0.0121565329524157</text:p>
              </table:table-cell>
              <table:table-cell office:value-type="float" office:value="0.0238944351643846">
                <text:p>0.02389443516438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61363706268222">
                <text:p>0.00261363706268222</text:p>
              </table:table-cell>
              <table:table-cell office:value-type="float" office:value="0.00563762991722199">
                <text:p>0.00563762991722199</text:p>
              </table:table-cell>
              <table:table-cell office:value-type="float" office:value="0.0118420994676697">
                <text:p>0.0118420994676697</text:p>
              </table:table-cell>
              <table:table-cell office:value-type="float" office:value="0.0267830989405456">
                <text:p>0.02678309894054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74359539775094">
                <text:p>0.00274359539775094</text:p>
              </table:table-cell>
              <table:table-cell office:value-type="float" office:value="0.00552514606413994">
                <text:p>0.00552514606413994</text:p>
              </table:table-cell>
              <table:table-cell office:value-type="float" office:value="0.0116559793028946">
                <text:p>0.0116559793028946</text:p>
              </table:table-cell>
              <table:table-cell office:value-type="float" office:value="0.0275169423553988">
                <text:p>0.02751694235539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82536933569346">
                <text:p>0.00282536933569346</text:p>
              </table:table-cell>
              <table:table-cell office:value-type="float" office:value="0.00514646254164931">
                <text:p>0.00514646254164931</text:p>
              </table:table-cell>
              <table:table-cell office:value-type="float" office:value="0.0119086281575385">
                <text:p>0.0119086281575385</text:p>
              </table:table-cell>
              <table:table-cell office:value-type="float" office:value="0.0264897714760777">
                <text:p>0.02648977147607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81955988129946">
                <text:p>0.00281955988129946</text:p>
              </table:table-cell>
              <table:table-cell office:value-type="float" office:value="0.00566274106361933">
                <text:p>0.00566274106361933</text:p>
              </table:table-cell>
              <table:table-cell office:value-type="float" office:value="0.0116080881533736">
                <text:p>0.0116080881533736</text:p>
              </table:table-cell>
              <table:table-cell office:value-type="float" office:value="0.0259272531757601">
                <text:p>0.02592725317576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62909876093294">
                <text:p>0.00262909876093294</text:p>
              </table:table-cell>
              <table:table-cell office:value-type="float" office:value="0.00526195874895877">
                <text:p>0.00526195874895877</text:p>
              </table:table-cell>
              <table:table-cell office:value-type="float" office:value="0.0116121567016347">
                <text:p>0.0116121567016347</text:p>
              </table:table-cell>
              <table:table-cell office:value-type="float" office:value="0.0255374479364067">
                <text:p>0.02553744793640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269482524989588">
                <text:p>0.00269482524989588</text:p>
              </table:table-cell>
              <table:table-cell office:value-type="float" office:value="0.00682847163421491">
                <text:p>0.00682847163421491</text:p>
              </table:table-cell>
              <table:table-cell office:value-type="float" office:value="0.0107062168640671">
                <text:p>0.0107062168640671</text:p>
              </table:table-cell>
              <table:table-cell office:value-type="float" office:value="0.0264970660746824">
                <text:p>0.02649706607468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81593685964182">
                <text:p>0.00281593685964182</text:p>
              </table:table-cell>
              <table:table-cell office:value-type="float" office:value="0.00571147053571429">
                <text:p>0.00571147053571429</text:p>
              </table:table-cell>
              <table:table-cell office:value-type="float" office:value="0.0109280720923574">
                <text:p>0.0109280720923574</text:p>
              </table:table-cell>
              <table:table-cell office:value-type="float" office:value="0.0265628160291285">
                <text:p>0.02656281602912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271805629945856">
                <text:p>0.00271805629945856</text:p>
              </table:table-cell>
              <table:table-cell office:value-type="float" office:value="0.00492793881195335">
                <text:p>0.00492793881195335</text:p>
              </table:table-cell>
              <table:table-cell office:value-type="float" office:value="0.0119204747422949">
                <text:p>0.0119204747422949</text:p>
              </table:table-cell>
              <table:table-cell office:value-type="float" office:value="0.0248495824526239">
                <text:p>0.02484958245262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259160894939609">
                <text:p>0.00259160894939609</text:p>
              </table:table-cell>
              <table:table-cell office:value-type="float" office:value="0.00540249326062057">
                <text:p>0.00540249326062057</text:p>
              </table:table-cell>
              <table:table-cell office:value-type="float" office:value="0.0112591472927947">
                <text:p>0.0112591472927947</text:p>
              </table:table-cell>
              <table:table-cell office:value-type="float" office:value="0.0277745059473917">
                <text:p>0.02777450594739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68097003852561">
                <text:p>0.00268097003852561</text:p>
              </table:table-cell>
              <table:table-cell office:value-type="float" office:value="0.00525248503227822">
                <text:p>0.00525248503227822</text:p>
              </table:table-cell>
              <table:table-cell office:value-type="float" office:value="0.01083037693409">
                <text:p>0.01083037693409</text:p>
              </table:table-cell>
              <table:table-cell office:value-type="float" office:value="0.0263570103843451">
                <text:p>0.02635701038434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68391983027905">
                <text:p>0.00268391983027905</text:p>
              </table:table-cell>
              <table:table-cell office:value-type="float" office:value="0.00530515369117035">
                <text:p>0.00530515369117035</text:p>
              </table:table-cell>
              <table:table-cell office:value-type="float" office:value="0.0115754995796023">
                <text:p>0.0115754995796023</text:p>
              </table:table-cell>
              <table:table-cell office:value-type="float" office:value="0.0251086853693773">
                <text:p>0.02510868536937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52cm" svg:height="9.38cm" xlink:href=".." xlink:type="simple" chart:class="chart:line" chart:style-name="ch1">
        <chart:title svg:x="5.403cm" svg:y="0.323cm" chart:style-name="ch2">
          <text:p>Average Time to Lock</text:p>
        </chart:title>
        <chart:subtitle svg:x="3.471cm" svg:y="1.289cm" chart:style-name="ch3">
          <text:p>Adjusting Min Backoff; Fixed Max Backoff = 100</text:p>
        </chart:subtitle>
        <chart:legend chart:legend-position="end" svg:x="13.973cm" svg:y="3.668cm" chart:style-name="ch4"/>
        <chart:plot-area chart:style-name="ch5" table:cell-range-address="Sheet1.B21:Sheet1.B40 Sheet1.D2:Sheet1.D2 Sheet1.E21:Sheet1.E40 Sheet1.D41:Sheet1.D41 Sheet1.E60:Sheet1.E79 Sheet1.D97:Sheet1.D97 Sheet1.E99:Sheet1.E118 Sheet1.D120:Sheet1.D120 Sheet1.E138:Sheet1.E157" chart:data-source-has-labels="both" svg:x="1.341cm" svg:y="2.346cm" svg:width="12.026cm" svg:height="5.839cm">
          <chartooo:coordinate-region svg:x="2.439cm" svg:y="2.558cm" svg:width="10.741cm" svg:height="4.954cm"/>
          <chart:axis chart:dimension="x" chart:name="primary-x" chart:style-name="ch6">
            <chart:title svg:x="6.093cm" svg:y="8.373cm" chart:style-name="ch7">
              <text:p>Min Backoff (ms)</text:p>
            </chart:title>
            <chart:categories table:cell-range-address="Sheet1.B21:Sheet1.B40"/>
            <chart:grid chart:style-name="ch8" chart:class="major"/>
          </chart:axis>
          <chart:axis chart:dimension="y" chart:name="primary-y" chart:style-name="ch6">
            <chart:title svg:x="0.451cm" svg:y="6.076cm" chart:style-name="ch9">
              <text:p>Time (ms)</text:p>
            </chart:title>
            <chart:grid chart:style-name="ch8" chart:class="major"/>
          </chart:axis>
          <chart:series chart:style-name="ch10" chart:values-cell-range-address="Sheet1.E21:Sheet1.E40" chart:label-cell-address="Sheet1.D2:Sheet1.D2" chart:class="chart:line">
            <chart:data-point chart:repeated="20"/>
          </chart:series>
          <chart:series chart:style-name="ch11" chart:values-cell-range-address="Sheet1.E60:Sheet1.E79" chart:label-cell-address="Sheet1.D41:Sheet1.D41" chart:class="chart:line">
            <chart:data-point chart:repeated="20"/>
          </chart:series>
          <chart:series chart:style-name="ch12" chart:values-cell-range-address="Sheet1.E99:Sheet1.E118" chart:label-cell-address="Sheet1.D97:Sheet1.D97" chart:class="chart:line">
            <chart:data-point chart:repeated="20"/>
          </chart:series>
          <chart:series chart:style-name="ch13" chart:values-cell-range-address="Sheet1.E138:Sheet1.E157" chart:label-cell-address="Sheet1.D120:Sheet1.D120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Sheet1.D2:Sheet1.D2</svg:desc>
                </draw:g>
              </table:table-cell>
              <table:table-cell office:value-type="string">
                <text:p>4</text:p>
                <draw:g>
                  <svg:desc>Sheet1.D41:Sheet1.D41</svg:desc>
                </draw:g>
              </table:table-cell>
              <table:table-cell office:value-type="string">
                <text:p>8</text:p>
                <draw:g>
                  <svg:desc>Sheet1.D97:Sheet1.D97</svg:desc>
                </draw:g>
              </table:table-cell>
              <table:table-cell office:value-type="string">
                <text:p>16</text:p>
                <draw:g>
                  <svg:desc>Sheet1.D120:Sheet1.D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B21:Sheet1.B40</svg:desc>
                </draw:g>
              </table:table-cell>
              <table:table-cell office:value-type="float" office:value="0.00271307750416493">
                <text:p>0.00271307750416493</text:p>
                <draw:g>
                  <svg:desc>Sheet1.E21:Sheet1.E40</svg:desc>
                </draw:g>
              </table:table-cell>
              <table:table-cell office:value-type="float" office:value="0.0060739310469596">
                <text:p>0.0060739310469596</text:p>
                <draw:g>
                  <svg:desc>Sheet1.E60:Sheet1.E79</svg:desc>
                </draw:g>
              </table:table-cell>
              <table:table-cell office:value-type="float" office:value="0.0119757420553936">
                <text:p>0.0119757420553936</text:p>
                <draw:g>
                  <svg:desc>Sheet1.E99:Sheet1.E118</svg:desc>
                </draw:g>
              </table:table-cell>
              <table:table-cell office:value-type="float" office:value="0.0233253337099125">
                <text:p>0.0233253337099125</text:p>
                <draw:g>
                  <svg:desc>Sheet1.E138:Sheet1.E157</svg:desc>
                </draw:g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97998869741774">
                <text:p>0.00397998869741774</text:p>
              </table:table-cell>
              <table:table-cell office:value-type="float" office:value="0.00854413946012078">
                <text:p>0.00854413946012078</text:p>
              </table:table-cell>
              <table:table-cell office:value-type="float" office:value="0.0175793937408892">
                <text:p>0.0175793937408892</text:p>
              </table:table-cell>
              <table:table-cell office:value-type="float" office:value="0.0371228319053259">
                <text:p>0.03712283190532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1182937786339">
                <text:p>0.0041182937786339</text:p>
              </table:table-cell>
              <table:table-cell office:value-type="float" office:value="0.0100607296386922">
                <text:p>0.0100607296386922</text:p>
              </table:table-cell>
              <table:table-cell office:value-type="float" office:value="0.0198157114457518">
                <text:p>0.0198157114457518</text:p>
              </table:table-cell>
              <table:table-cell office:value-type="float" office:value="0.0397990991676645">
                <text:p>0.03979909916766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81952715014577">
                <text:p>0.00381952715014577</text:p>
              </table:table-cell>
              <table:table-cell office:value-type="float" office:value="0.00977125624219075">
                <text:p>0.00977125624219075</text:p>
              </table:table-cell>
              <table:table-cell office:value-type="float" office:value="0.0204618016373386">
                <text:p>0.0204618016373386</text:p>
              </table:table-cell>
              <table:table-cell office:value-type="float" office:value="0.0406988886694346">
                <text:p>0.04069888866943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24455697105373">
                <text:p>0.00424455697105373</text:p>
              </table:table-cell>
              <table:table-cell office:value-type="float" office:value="0.00945478149208663">
                <text:p>0.00945478149208663</text:p>
              </table:table-cell>
              <table:table-cell office:value-type="float" office:value="0.018507902506768">
                <text:p>0.018507902506768</text:p>
              </table:table-cell>
              <table:table-cell office:value-type="float" office:value="0.041050112142727">
                <text:p>0.041050112142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4977957517701">
                <text:p>0.0044977957517701</text:p>
              </table:table-cell>
              <table:table-cell office:value-type="float" office:value="0.0094901358470429">
                <text:p>0.0094901358470429</text:p>
              </table:table-cell>
              <table:table-cell office:value-type="float" office:value="0.0196565606218763">
                <text:p>0.0196565606218763</text:p>
              </table:table-cell>
              <table:table-cell office:value-type="float" office:value="0.0397620541480113">
                <text:p>0.03976205414801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94317659308621">
                <text:p>0.00394317659308621</text:p>
              </table:table-cell>
              <table:table-cell office:value-type="float" office:value="0.00888220135099959">
                <text:p>0.00888220135099959</text:p>
              </table:table-cell>
              <table:table-cell office:value-type="float" office:value="0.0196450144119638">
                <text:p>0.0196450144119638</text:p>
              </table:table-cell>
              <table:table-cell office:value-type="float" office:value="0.0384370558126822">
                <text:p>0.03843705581268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60409921907539">
                <text:p>0.00360409921907539</text:p>
              </table:table-cell>
              <table:table-cell office:value-type="float" office:value="0.00808334767024157">
                <text:p>0.00808334767024157</text:p>
              </table:table-cell>
              <table:table-cell office:value-type="float" office:value="0.0200817116279675">
                <text:p>0.0200817116279675</text:p>
              </table:table-cell>
              <table:table-cell office:value-type="float" office:value="0.0399711691391608">
                <text:p>0.03997116913916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52500301957518">
                <text:p>0.00352500301957518</text:p>
              </table:table-cell>
              <table:table-cell office:value-type="float" office:value="0.00810590132757185">
                <text:p>0.00810590132757185</text:p>
              </table:table-cell>
              <table:table-cell office:value-type="float" office:value="0.0207843469400771">
                <text:p>0.0207843469400771</text:p>
              </table:table-cell>
              <table:table-cell office:value-type="float" office:value="0.0418052637774625">
                <text:p>0.0418052637774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74899458558934">
                <text:p>0.00474899458558934</text:p>
              </table:table-cell>
              <table:table-cell office:value-type="float" office:value="0.00996802242815494">
                <text:p>0.00996802242815494</text:p>
              </table:table-cell>
              <table:table-cell office:value-type="float" office:value="0.019882555566691">
                <text:p>0.019882555566691</text:p>
              </table:table-cell>
              <table:table-cell office:value-type="float" office:value="0.041529333501666">
                <text:p>0.0415293335016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420317290191587">
                <text:p>0.00420317290191587</text:p>
              </table:table-cell>
              <table:table-cell office:value-type="float" office:value="0.0088561753331945">
                <text:p>0.0088561753331945</text:p>
              </table:table-cell>
              <table:table-cell office:value-type="float" office:value="0.0211840349685027">
                <text:p>0.0211840349685027</text:p>
              </table:table-cell>
              <table:table-cell office:value-type="float" office:value="0.0401657697528374">
                <text:p>0.04016576975283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481677962307372">
                <text:p>0.00481677962307372</text:p>
              </table:table-cell>
              <table:table-cell office:value-type="float" office:value="0.0086844658788005">
                <text:p>0.0086844658788005</text:p>
              </table:table-cell>
              <table:table-cell office:value-type="float" office:value="0.0209101826153165">
                <text:p>0.0209101826153165</text:p>
              </table:table-cell>
              <table:table-cell office:value-type="float" office:value="0.0413320145661964">
                <text:p>0.04133201456619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435484561120367">
                <text:p>0.00435484561120367</text:p>
              </table:table-cell>
              <table:table-cell office:value-type="float" office:value="0.00978485449812578">
                <text:p>0.00978485449812578</text:p>
              </table:table-cell>
              <table:table-cell office:value-type="float" office:value="0.0190151779362766">
                <text:p>0.0190151779362766</text:p>
              </table:table-cell>
              <table:table-cell office:value-type="float" office:value="0.0407045529824813">
                <text:p>0.04070455298248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395258192940442">
                <text:p>0.00395258192940442</text:p>
              </table:table-cell>
              <table:table-cell office:value-type="float" office:value="0.0102622450697626">
                <text:p>0.0102622450697626</text:p>
              </table:table-cell>
              <table:table-cell office:value-type="float" office:value="0.020723692672324">
                <text:p>0.020723692672324</text:p>
              </table:table-cell>
              <table:table-cell office:value-type="float" office:value="0.0427317316092253">
                <text:p>0.04273173160922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438310842357351">
                <text:p>0.00438310842357351</text:p>
              </table:table-cell>
              <table:table-cell office:value-type="float" office:value="0.00944121880466473">
                <text:p>0.00944121880466473</text:p>
              </table:table-cell>
              <table:table-cell office:value-type="float" office:value="0.0201670992255831">
                <text:p>0.0201670992255831</text:p>
              </table:table-cell>
              <table:table-cell office:value-type="float" office:value="0.0408874775601312">
                <text:p>0.04088747756013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443362148063307">
                <text:p>0.00443362148063307</text:p>
              </table:table-cell>
              <table:table-cell office:value-type="float" office:value="0.00871184670970429">
                <text:p>0.00871184670970429</text:p>
              </table:table-cell>
              <table:table-cell office:value-type="float" office:value="0.0216777003032591">
                <text:p>0.0216777003032591</text:p>
              </table:table-cell>
              <table:table-cell office:value-type="float" office:value="0.0400745496837255">
                <text:p>0.04007454968372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458508860370679">
                <text:p>0.00458508860370679</text:p>
              </table:table-cell>
              <table:table-cell office:value-type="float" office:value="0.00869583296803415">
                <text:p>0.00869583296803415</text:p>
              </table:table-cell>
              <table:table-cell office:value-type="float" office:value="0.019889327157955">
                <text:p>0.019889327157955</text:p>
              </table:table-cell>
              <table:table-cell office:value-type="float" office:value="0.0398555986314296">
                <text:p>0.03985559863142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455888867138692">
                <text:p>0.00455888867138692</text:p>
              </table:table-cell>
              <table:table-cell office:value-type="float" office:value="0.0102022151395252">
                <text:p>0.0102022151395252</text:p>
              </table:table-cell>
              <table:table-cell office:value-type="float" office:value="0.0197469931200541">
                <text:p>0.0197469931200541</text:p>
              </table:table-cell>
              <table:table-cell office:value-type="float" office:value="0.0408299069001197">
                <text:p>0.04082990690011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451792489067055">
                <text:p>0.00451792489067055</text:p>
              </table:table-cell>
              <table:table-cell office:value-type="float" office:value="0.00994749301332778">
                <text:p>0.00994749301332778</text:p>
              </table:table-cell>
              <table:table-cell office:value-type="float" office:value="0.0207147342539567">
                <text:p>0.0207147342539567</text:p>
              </table:table-cell>
              <table:table-cell office:value-type="float" office:value="0.0403418833676073">
                <text:p>0.04034188336760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422327484381508">
                <text:p>0.00422327484381508</text:p>
              </table:table-cell>
              <table:table-cell office:value-type="float" office:value="0.0100544440545606">
                <text:p>0.0100544440545606</text:p>
              </table:table-cell>
              <table:table-cell office:value-type="float" office:value="0.0209932148336631">
                <text:p>0.0209932148336631</text:p>
              </table:table-cell>
              <table:table-cell office:value-type="float" office:value="0.0405818913011506">
                <text:p>0.04058189130115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6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6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043cm" svg:height="9.342cm" xlink:href=".." xlink:type="simple" chart:class="chart:line" chart:style-name="ch1">
        <chart:title svg:x="5.162cm" svg:y="0.322cm" chart:style-name="ch2">
          <text:p>Average Time to Unlock</text:p>
        </chart:title>
        <chart:subtitle svg:x="3.628cm" svg:y="1.287cm" chart:style-name="ch3">
          <text:p>Adjusting Max Backoff; Fixed Min Backoff = 1</text:p>
        </chart:subtitle>
        <chart:legend chart:legend-position="end" svg:x="13.864cm" svg:y="3.649cm" chart:style-name="ch4"/>
        <chart:plot-area chart:style-name="ch5" table:cell-range-address="Sheet1.C2:Sheet1.C20 Sheet1.D2:Sheet1.D2 Sheet1.F2:Sheet1.F20 Sheet1.D41:Sheet1.D41 Sheet1.F41:Sheet1.F59 Sheet1.D83:Sheet1.D83 Sheet1.F80:Sheet1.F98 Sheet1.D121:Sheet1.D121 Sheet1.F119:Sheet1.F137" chart:data-source-has-labels="both" svg:x="1.338cm" svg:y="2.342cm" svg:width="11.926cm" svg:height="5.806cm">
          <chartooo:coordinate-region svg:x="3.15cm" svg:y="2.554cm" svg:width="9.834cm" svg:height="4.921cm"/>
          <chart:axis chart:dimension="x" chart:name="primary-x" chart:style-name="ch6">
            <chart:title svg:x="6.013cm" svg:y="8.335cm" chart:style-name="ch7">
              <text:p>Max Backoff (ms)</text:p>
            </chart:title>
            <chart:categories table:cell-range-address="Sheet1.C2:Sheet1.C20"/>
          </chart:axis>
          <chart:axis chart:dimension="y" chart:name="primary-y" chart:style-name="ch8">
            <chart:title svg:x="0.451cm" svg:y="6.056cm" chart:style-name="ch9">
              <text:p>Time (ms)</text:p>
            </chart:title>
            <chart:grid chart:style-name="ch10" chart:class="major"/>
          </chart:axis>
          <chart:series chart:style-name="ch11" chart:values-cell-range-address="Sheet1.F2:Sheet1.F20" chart:label-cell-address="Sheet1.D2:Sheet1.D2" chart:class="chart:line">
            <chart:data-point chart:repeated="19"/>
          </chart:series>
          <chart:series chart:style-name="ch12" chart:values-cell-range-address="Sheet1.F41:Sheet1.F59" chart:label-cell-address="Sheet1.D41:Sheet1.D41" chart:class="chart:line">
            <chart:data-point chart:repeated="19"/>
          </chart:series>
          <chart:series chart:style-name="ch13" chart:values-cell-range-address="Sheet1.F80:Sheet1.F98" chart:label-cell-address="Sheet1.D83:Sheet1.D83" chart:class="chart:line">
            <chart:data-point chart:repeated="19"/>
          </chart:series>
          <chart:series chart:style-name="ch14" chart:values-cell-range-address="Sheet1.F119:Sheet1.F137" chart:label-cell-address="Sheet1.D121:Sheet1.D121" chart:class="chart:line"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Sheet1.D2:Sheet1.D2</svg:desc>
                </draw:g>
              </table:table-cell>
              <table:table-cell office:value-type="string">
                <text:p>4</text:p>
                <draw:g>
                  <svg:desc>Sheet1.D41:Sheet1.D41</svg:desc>
                </draw:g>
              </table:table-cell>
              <table:table-cell office:value-type="string">
                <text:p>8</text:p>
                <draw:g>
                  <svg:desc>Sheet1.D83:Sheet1.D83</svg:desc>
                </draw:g>
              </table:table-cell>
              <table:table-cell office:value-type="string">
                <text:p>16</text:p>
                <draw:g>
                  <svg:desc>Sheet1.D121:Sheet1.D1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Sheet1.C2:Sheet1.C20</svg:desc>
                </draw:g>
              </table:table-cell>
              <table:table-cell office:value-type="float" office:value="0.00102122500520616">
                <text:p>0.00102122500520616</text:p>
                <draw:g>
                  <svg:desc>Sheet1.F2:Sheet1.F20</svg:desc>
                </draw:g>
              </table:table-cell>
              <table:table-cell office:value-type="float" office:value="0.00096262745210329">
                <text:p>0.00096262745210329</text:p>
                <draw:g>
                  <svg:desc>Sheet1.F41:Sheet1.F59</svg:desc>
                </draw:g>
              </table:table-cell>
              <table:table-cell office:value-type="float" office:value="0.000902666037588505">
                <text:p>0.000902666037588505</text:p>
                <draw:g>
                  <svg:desc>Sheet1.F80:Sheet1.F98</svg:desc>
                </draw:g>
              </table:table-cell>
              <table:table-cell office:value-type="float" office:value="0.00101279902709808">
                <text:p>0.00101279902709808</text:p>
                <draw:g>
                  <svg:desc>Sheet1.F119:Sheet1.F137</svg:desc>
                </draw:g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02308948354852">
                <text:p>0.00102308948354852</text:p>
              </table:table-cell>
              <table:table-cell office:value-type="float" office:value="0.000913425780924615">
                <text:p>0.000913425780924615</text:p>
              </table:table-cell>
              <table:table-cell office:value-type="float" office:value="0.000934888972042899">
                <text:p>0.000934888972042899</text:p>
              </table:table-cell>
              <table:table-cell office:value-type="float" office:value="0.000968276140149938">
                <text:p>0.0009682761401499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03792264681383">
                <text:p>0.00103792264681383</text:p>
              </table:table-cell>
              <table:table-cell office:value-type="float" office:value="0.000915865251457726">
                <text:p>0.000915865251457726</text:p>
              </table:table-cell>
              <table:table-cell office:value-type="float" office:value="0.000963715096574344">
                <text:p>0.000963715096574344</text:p>
              </table:table-cell>
              <table:table-cell office:value-type="float" office:value="0.000961541573172636">
                <text:p>0.0009615415731726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964948307996668">
                <text:p>0.000964948307996668</text:p>
              </table:table-cell>
              <table:table-cell office:value-type="float" office:value="0.000951186044877135">
                <text:p>0.000951186044877135</text:p>
              </table:table-cell>
              <table:table-cell office:value-type="float" office:value="0.00093573498542274">
                <text:p>0.00093573498542274</text:p>
              </table:table-cell>
              <table:table-cell office:value-type="float" office:value="0.000944865502655144">
                <text:p>0.0009448655026551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948243174718867">
                <text:p>0.000948243174718867</text:p>
              </table:table-cell>
              <table:table-cell office:value-type="float" office:value="0.000990161831007913">
                <text:p>0.000990161831007913</text:p>
              </table:table-cell>
              <table:table-cell office:value-type="float" office:value="0.000924328844752187">
                <text:p>0.000924328844752187</text:p>
              </table:table-cell>
              <table:table-cell office:value-type="float" office:value="0.000941002506768013">
                <text:p>0.0009410025067680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974646090170762">
                <text:p>0.000974646090170762</text:p>
              </table:table-cell>
              <table:table-cell office:value-type="float" office:value="0.000921778654727197">
                <text:p>0.000921778654727197</text:p>
              </table:table-cell>
              <table:table-cell office:value-type="float" office:value="0.000959880111151604">
                <text:p>0.000959880111151604</text:p>
              </table:table-cell>
              <table:table-cell office:value-type="float" office:value="0.000928225163994169">
                <text:p>0.0009282251639941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980482439608497">
                <text:p>0.000980482439608497</text:p>
              </table:table-cell>
              <table:table-cell office:value-type="float" office:value="0.000960959306018326">
                <text:p>0.000960959306018326</text:p>
              </table:table-cell>
              <table:table-cell office:value-type="float" office:value="0.000926054226103707">
                <text:p>0.000926054226103707</text:p>
              </table:table-cell>
              <table:table-cell office:value-type="float" office:value="0.000945297233574552">
                <text:p>0.0009452972335745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00334838608913">
                <text:p>0.00100334838608913</text:p>
              </table:table-cell>
              <table:table-cell office:value-type="float" office:value="0.000894043916597251">
                <text:p>0.000894043916597251</text:p>
              </table:table-cell>
              <table:table-cell office:value-type="float" office:value="0.000938273905403998">
                <text:p>0.000938273905403998</text:p>
              </table:table-cell>
              <table:table-cell office:value-type="float" office:value="0.000935993773427738">
                <text:p>0.0009359937734277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998903056018326">
                <text:p>0.000998903056018326</text:p>
              </table:table-cell>
              <table:table-cell office:value-type="float" office:value="0.000959088098708871">
                <text:p>0.000959088098708871</text:p>
              </table:table-cell>
              <table:table-cell office:value-type="float" office:value="0.000922946751353603">
                <text:p>0.000922946751353603</text:p>
              </table:table-cell>
              <table:table-cell office:value-type="float" office:value="0.000916090783788005">
                <text:p>0.0009160907837880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02852174094127">
                <text:p>0.00102852174094127</text:p>
              </table:table-cell>
              <table:table-cell office:value-type="float" office:value="0.000908166045397751">
                <text:p>0.000908166045397751</text:p>
              </table:table-cell>
              <table:table-cell office:value-type="float" office:value="0.000964549700645564">
                <text:p>0.000964549700645564</text:p>
              </table:table-cell>
              <table:table-cell office:value-type="float" office:value="0.000907004681643065">
                <text:p>0.0009070046816430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04544314348188">
                <text:p>0.00104544314348188</text:p>
              </table:table-cell>
              <table:table-cell office:value-type="float" office:value="0.000897387190233236">
                <text:p>0.000897387190233236</text:p>
              </table:table-cell>
              <table:table-cell office:value-type="float" office:value="0.000904961812786339">
                <text:p>0.000904961812786339</text:p>
              </table:table-cell>
              <table:table-cell office:value-type="float" office:value="0.000944364891581633">
                <text:p>0.0009443648915816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00167729591837">
                <text:p>0.00100167729591837</text:p>
              </table:table-cell>
              <table:table-cell office:value-type="float" office:value="0.000934066240628905">
                <text:p>0.000934066240628905</text:p>
              </table:table-cell>
              <table:table-cell office:value-type="float" office:value="0.000955590984225323">
                <text:p>0.000955590984225323</text:p>
              </table:table-cell>
              <table:table-cell office:value-type="float" office:value="0.000931146983678676">
                <text:p>0.0009311469836786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955868653685964">
                <text:p>0.000955868653685964</text:p>
              </table:table-cell>
              <table:table-cell office:value-type="float" office:value="0.000958833441795085">
                <text:p>0.000958833441795085</text:p>
              </table:table-cell>
              <table:table-cell office:value-type="float" office:value="0.000914897206892961">
                <text:p>0.000914897206892961</text:p>
              </table:table-cell>
              <table:table-cell office:value-type="float" office:value="0.000903709820777801">
                <text:p>0.0009037098207778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960051780508122">
                <text:p>0.000960051780508122</text:p>
              </table:table-cell>
              <table:table-cell office:value-type="float" office:value="0.00103566042794669">
                <text:p>0.00103566042794669</text:p>
              </table:table-cell>
              <table:table-cell office:value-type="float" office:value="0.000957662006715952">
                <text:p>0.000957662006715952</text:p>
              </table:table-cell>
              <table:table-cell office:value-type="float" office:value="0.000942187259214911">
                <text:p>0.0009421872592149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01593036234902">
                <text:p>0.00101593036234902</text:p>
              </table:table-cell>
              <table:table-cell office:value-type="float" office:value="0.00104322357090796">
                <text:p>0.00104322357090796</text:p>
              </table:table-cell>
              <table:table-cell office:value-type="float" office:value="0.000899201280716368">
                <text:p>0.000899201280716368</text:p>
              </table:table-cell>
              <table:table-cell office:value-type="float" office:value="0.000931354251483757">
                <text:p>0.0009313542514837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999248255935027">
                <text:p>0.000999248255935027</text:p>
              </table:table-cell>
              <table:table-cell office:value-type="float" office:value="0.000968498224698042">
                <text:p>0.000968498224698042</text:p>
              </table:table-cell>
              <table:table-cell office:value-type="float" office:value="0.000952485284777176">
                <text:p>0.000952485284777176</text:p>
              </table:table-cell>
              <table:table-cell office:value-type="float" office:value="0.000899042477092878">
                <text:p>0.0008990424770928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954820616409829">
                <text:p>0.000954820616409829</text:p>
              </table:table-cell>
              <table:table-cell office:value-type="float" office:value="0.000996686029258642">
                <text:p>0.000996686029258642</text:p>
              </table:table-cell>
              <table:table-cell office:value-type="float" office:value="0.000903636056591004">
                <text:p>0.000903636056591004</text:p>
              </table:table-cell>
              <table:table-cell office:value-type="float" office:value="0.000937742589025406">
                <text:p>0.0009377425890254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966303253852561">
                <text:p>0.000966303253852561</text:p>
              </table:table-cell>
              <table:table-cell office:value-type="float" office:value="0.00095633429820908">
                <text:p>0.00095633429820908</text:p>
              </table:table-cell>
              <table:table-cell office:value-type="float" office:value="0.000930319261505623">
                <text:p>0.000930319261505623</text:p>
              </table:table-cell>
              <table:table-cell office:value-type="float" office:value="0.000938839967071012">
                <text:p>0.0009388399670710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975737796751354">
                <text:p>0.000975737796751354</text:p>
              </table:table-cell>
              <table:table-cell office:value-type="float" office:value="0.000941520488858809">
                <text:p>0.000941520488858809</text:p>
              </table:table-cell>
              <table:table-cell office:value-type="float" office:value="0.000897496295814244">
                <text:p>0.000897496295814244</text:p>
              </table:table-cell>
              <table:table-cell office:value-type="float" office:value="0.000909217100947522">
                <text:p>0.0009092171009475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6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6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1cm" svg:height="9.018cm" xlink:href=".." xlink:type="simple" chart:class="chart:line" chart:style-name="ch1">
        <chart:title svg:x="5.191cm" svg:y="0.316cm" chart:style-name="ch2">
          <text:p>Average Time to Unlock</text:p>
        </chart:title>
        <chart:subtitle svg:x="4.146cm" svg:y="1.275cm" chart:style-name="ch3">
          <text:p>Adjusting Min Backoff; Fixed Max = 100</text:p>
        </chart:subtitle>
        <chart:legend chart:legend-position="end" svg:x="13.921cm" svg:y="3.487cm" chart:style-name="ch4"/>
        <chart:plot-area chart:style-name="ch5" table:cell-range-address="Sheet1.B21:Sheet1.B40 Sheet1.D21:Sheet1.D21 Sheet1.F21:Sheet1.F40 Sheet1.D47:Sheet1.D47 Sheet1.F60:Sheet1.F79 Sheet1.D93:Sheet1.D93 Sheet1.F99:Sheet1.F118 Sheet1.D119:Sheet1.D119 Sheet1.F138:Sheet1.F157" chart:data-source-has-labels="both" svg:x="1.34cm" svg:y="2.318cm" svg:width="11.977cm" svg:height="5.512cm">
          <chartooo:coordinate-region svg:x="3.258cm" svg:y="2.53cm" svg:width="9.872cm" svg:height="4.627cm"/>
          <chart:axis chart:dimension="x" chart:name="primary-x" chart:style-name="ch6">
            <chart:title svg:x="6.067cm" svg:y="8.011cm" chart:style-name="ch7">
              <text:p>Min Backoff (ms)</text:p>
            </chart:title>
            <chart:categories table:cell-range-address="Sheet1.B21:Sheet1.B40"/>
          </chart:axis>
          <chart:axis chart:dimension="y" chart:name="primary-y" chart:style-name="ch8">
            <chart:title svg:x="0.451cm" svg:y="5.885cm" chart:style-name="ch9">
              <text:p>Time (ms)</text:p>
            </chart:title>
            <chart:grid chart:style-name="ch10" chart:class="major"/>
          </chart:axis>
          <chart:series chart:style-name="ch11" chart:values-cell-range-address="Sheet1.F21:Sheet1.F40" chart:label-cell-address="Sheet1.D21:Sheet1.D21" chart:class="chart:line">
            <chart:data-point chart:repeated="20"/>
          </chart:series>
          <chart:series chart:style-name="ch12" chart:values-cell-range-address="Sheet1.F60:Sheet1.F79" chart:label-cell-address="Sheet1.D47:Sheet1.D47" chart:class="chart:line">
            <chart:data-point chart:repeated="20"/>
          </chart:series>
          <chart:series chart:style-name="ch13" chart:values-cell-range-address="Sheet1.F99:Sheet1.F118" chart:label-cell-address="Sheet1.D93:Sheet1.D93" chart:class="chart:line">
            <chart:data-point chart:repeated="20"/>
          </chart:series>
          <chart:series chart:style-name="ch14" chart:values-cell-range-address="Sheet1.F138:Sheet1.F157" chart:label-cell-address="Sheet1.D119:Sheet1.D119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Sheet1.D21:Sheet1.D21</svg:desc>
                </draw:g>
              </table:table-cell>
              <table:table-cell office:value-type="string">
                <text:p>4</text:p>
                <draw:g>
                  <svg:desc>Sheet1.D47:Sheet1.D47</svg:desc>
                </draw:g>
              </table:table-cell>
              <table:table-cell office:value-type="string">
                <text:p>8</text:p>
                <draw:g>
                  <svg:desc>Sheet1.D93:Sheet1.D93</svg:desc>
                </draw:g>
              </table:table-cell>
              <table:table-cell office:value-type="string">
                <text:p>16</text:p>
                <draw:g>
                  <svg:desc>Sheet1.D119:Sheet1.D1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B21:Sheet1.B40</svg:desc>
                </draw:g>
              </table:table-cell>
              <table:table-cell office:value-type="float" office:value="0.00100579693356935">
                <text:p>0.00100579693356935</text:p>
                <draw:g>
                  <svg:desc>Sheet1.F21:Sheet1.F40</svg:desc>
                </draw:g>
              </table:table-cell>
              <table:table-cell office:value-type="float" office:value="0.000999242110058309">
                <text:p>0.000999242110058309</text:p>
                <draw:g>
                  <svg:desc>Sheet1.F60:Sheet1.F79</svg:desc>
                </draw:g>
              </table:table-cell>
              <table:table-cell office:value-type="float" office:value="0.000925314890930862">
                <text:p>0.000925314890930862</text:p>
                <draw:g>
                  <svg:desc>Sheet1.F99:Sheet1.F118</svg:desc>
                </draw:g>
              </table:table-cell>
              <table:table-cell office:value-type="float" office:value="0.000925025534282591">
                <text:p>0.000925025534282591</text:p>
                <draw:g>
                  <svg:desc>Sheet1.F138:Sheet1.F157</svg:desc>
                </draw:g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838674869845898">
                <text:p>0.000838674869845898</text:p>
              </table:table-cell>
              <table:table-cell office:value-type="float" office:value="0.000868922391711787">
                <text:p>0.000868922391711787</text:p>
              </table:table-cell>
              <table:table-cell office:value-type="float" office:value="0.000863394014212828">
                <text:p>0.000863394014212828</text:p>
              </table:table-cell>
              <table:table-cell office:value-type="float" office:value="0.000893599470923574">
                <text:p>0.0008935994709235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821842320907955">
                <text:p>0.000821842320907955</text:p>
              </table:table-cell>
              <table:table-cell office:value-type="float" office:value="0.000832625059870887">
                <text:p>0.000832625059870887</text:p>
              </table:table-cell>
              <table:table-cell office:value-type="float" office:value="0.000853742599437734">
                <text:p>0.000853742599437734</text:p>
              </table:table-cell>
              <table:table-cell office:value-type="float" office:value="0.000855032681044357">
                <text:p>0.000855032681044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826344122240733">
                <text:p>0.000826344122240733</text:p>
              </table:table-cell>
              <table:table-cell office:value-type="float" office:value="0.000833853805705956">
                <text:p>0.000833853805705956</text:p>
              </table:table-cell>
              <table:table-cell office:value-type="float" office:value="0.000841644743075802">
                <text:p>0.000841644743075802</text:p>
              </table:table-cell>
              <table:table-cell office:value-type="float" office:value="0.000853698866357768">
                <text:p>0.0008536988663577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827426915868388">
                <text:p>0.000827426915868388</text:p>
              </table:table-cell>
              <table:table-cell office:value-type="float" office:value="0.000835632007496876">
                <text:p>0.000835632007496876</text:p>
              </table:table-cell>
              <table:table-cell office:value-type="float" office:value="0.000839195218138276">
                <text:p>0.000839195218138276</text:p>
              </table:table-cell>
              <table:table-cell office:value-type="float" office:value="0.000865513000442524">
                <text:p>0.0008655130004425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828787890462307">
                <text:p>0.000828787890462307</text:p>
              </table:table-cell>
              <table:table-cell office:value-type="float" office:value="0.000826659532486464">
                <text:p>0.000826659532486464</text:p>
              </table:table-cell>
              <table:table-cell office:value-type="float" office:value="0.000840168821584756">
                <text:p>0.000840168821584756</text:p>
              </table:table-cell>
              <table:table-cell office:value-type="float" office:value="0.000848330338270512">
                <text:p>0.0008483303382705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823280091628488">
                <text:p>0.000823280091628488</text:p>
              </table:table-cell>
              <table:table-cell office:value-type="float" office:value="0.000826126072469804">
                <text:p>0.000826126072469804</text:p>
              </table:table-cell>
              <table:table-cell office:value-type="float" office:value="0.000845799590014577">
                <text:p>0.000845799590014577</text:p>
              </table:table-cell>
              <table:table-cell office:value-type="float" office:value="0.000842921534647022">
                <text:p>0.0008429215346470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818842763431903">
                <text:p>0.000818842763431903</text:p>
              </table:table-cell>
              <table:table-cell office:value-type="float" office:value="0.000831857853498542">
                <text:p>0.000831857853498542</text:p>
              </table:table-cell>
              <table:table-cell office:value-type="float" office:value="0.000837009394523115">
                <text:p>0.000837009394523115</text:p>
              </table:table-cell>
              <table:table-cell office:value-type="float" office:value="0.000844559745288422">
                <text:p>0.0008445597452884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819584834443982">
                <text:p>0.000819584834443982</text:p>
              </table:table-cell>
              <table:table-cell office:value-type="float" office:value="0.000819632600999584">
                <text:p>0.000819632600999584</text:p>
              </table:table-cell>
              <table:table-cell office:value-type="float" office:value="0.000837499342721783">
                <text:p>0.000837499342721783</text:p>
              </table:table-cell>
              <table:table-cell office:value-type="float" office:value="0.00084212503839546">
                <text:p>0.000842125038395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863337447938359">
                <text:p>0.000863337447938359</text:p>
              </table:table-cell>
              <table:table-cell office:value-type="float" office:value="0.000841910180653894">
                <text:p>0.000841910180653894</text:p>
              </table:table-cell>
              <table:table-cell office:value-type="float" office:value="0.000831564329966681">
                <text:p>0.000831564329966681</text:p>
              </table:table-cell>
              <table:table-cell office:value-type="float" office:value="0.000841785969387755">
                <text:p>0.0008417859693877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816893518325698">
                <text:p>0.000816893518325698</text:p>
              </table:table-cell>
              <table:table-cell office:value-type="float" office:value="0.000845918570387339">
                <text:p>0.000845918570387339</text:p>
              </table:table-cell>
              <table:table-cell office:value-type="float" office:value="0.000836839091784673">
                <text:p>0.000836839091784673</text:p>
              </table:table-cell>
              <table:table-cell office:value-type="float" office:value="0.000840596424666806">
                <text:p>0.0008405964246668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822470861099542">
                <text:p>0.000822470861099542</text:p>
              </table:table-cell>
              <table:table-cell office:value-type="float" office:value="0.000833145228550604">
                <text:p>0.000833145228550604</text:p>
              </table:table-cell>
              <table:table-cell office:value-type="float" office:value="0.000832966880987089">
                <text:p>0.000832966880987089</text:p>
              </table:table-cell>
              <table:table-cell office:value-type="float" office:value="0.000838851301541025">
                <text:p>0.0008388513015410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826080268638068">
                <text:p>0.000826080268638068</text:p>
              </table:table-cell>
              <table:table-cell office:value-type="float" office:value="0.00082758126301541">
                <text:p>0.00082758126301541</text:p>
              </table:table-cell>
              <table:table-cell office:value-type="float" office:value="0.000827365759058726">
                <text:p>0.000827365759058726</text:p>
              </table:table-cell>
              <table:table-cell office:value-type="float" office:value="0.000841865986177634">
                <text:p>0.0008418659861776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82656111516035">
                <text:p>0.00082656111516035</text:p>
              </table:table-cell>
              <table:table-cell office:value-type="float" office:value="0.000827561898688047">
                <text:p>0.000827561898688047</text:p>
              </table:table-cell>
              <table:table-cell office:value-type="float" office:value="0.000829780807476052">
                <text:p>0.000829780807476052</text:p>
              </table:table-cell>
              <table:table-cell office:value-type="float" office:value="0.000837187629503332">
                <text:p>0.0008371876295033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819906091211995">
                <text:p>0.000819906091211995</text:p>
              </table:table-cell>
              <table:table-cell office:value-type="float" office:value="0.000820945061953353">
                <text:p>0.000820945061953353</text:p>
              </table:table-cell>
              <table:table-cell office:value-type="float" office:value="0.0008382879568409">
                <text:p>0.0008382879568409</text:p>
              </table:table-cell>
              <table:table-cell office:value-type="float" office:value="0.000834770701660766">
                <text:p>0.0008347707016607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816523250728863">
                <text:p>0.000816523250728863</text:p>
              </table:table-cell>
              <table:table-cell office:value-type="float" office:value="0.000850580305081216">
                <text:p>0.000850580305081216</text:p>
              </table:table-cell>
              <table:table-cell office:value-type="float" office:value="0.000833478122396918">
                <text:p>0.000833478122396918</text:p>
              </table:table-cell>
              <table:table-cell office:value-type="float" office:value="0.000837715723266348">
                <text:p>0.0008377157232663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824342211578509">
                <text:p>0.000824342211578509</text:p>
              </table:table-cell>
              <table:table-cell office:value-type="float" office:value="0.000820692953456893">
                <text:p>0.000820692953456893</text:p>
              </table:table-cell>
              <table:table-cell office:value-type="float" office:value="0.000829196397334444">
                <text:p>0.000829196397334444</text:p>
              </table:table-cell>
              <table:table-cell office:value-type="float" office:value="0.000837158870002082">
                <text:p>0.0008371588700020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815392154310704">
                <text:p>0.000815392154310704</text:p>
              </table:table-cell>
              <table:table-cell office:value-type="float" office:value="0.000829407361516035">
                <text:p>0.000829407361516035</text:p>
              </table:table-cell>
              <table:table-cell office:value-type="float" office:value="0.000826712864431487">
                <text:p>0.000826712864431487</text:p>
              </table:table-cell>
              <table:table-cell office:value-type="float" office:value="0.000841585910818409">
                <text:p>0.0008415859108184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81875739275302">
                <text:p>0.00081875739275302</text:p>
              </table:table-cell>
              <table:table-cell office:value-type="float" office:value="0.000824121324448147">
                <text:p>0.000824121324448147</text:p>
              </table:table-cell>
              <table:table-cell office:value-type="float" office:value="0.00082900879060808">
                <text:p>0.00082900879060808</text:p>
              </table:table-cell>
              <table:table-cell office:value-type="float" office:value="0.000847013482663474">
                <text:p>0.0008470134826634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819710735110371">
                <text:p>0.000819710735110371</text:p>
              </table:table-cell>
              <table:table-cell office:value-type="float" office:value="0.000832240423261141">
                <text:p>0.000832240423261141</text:p>
              </table:table-cell>
              <table:table-cell office:value-type="float" office:value="0.000852671903633903">
                <text:p>0.000852671903633903</text:p>
              </table:table-cell>
              <table:table-cell office:value-type="float" office:value="0.00082656111516035">
                <text:p>0.000826561115160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